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DFE2E5" style:vertical-align="middle" fo:background-color="transparent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2pt solid #DFE2E5" style:vertical-align="middle" fo:background-color="#FF0000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6" style:family="table-cell" style:parent-style-name="Default" style:data-style-name="N0">
      <style:table-cell-properties fo:border="2pt solid #DFE2E5" style:vertical-align="middle" fo:background-color="#FFFF00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7" style:family="table-cell" style:parent-style-name="Default" style:data-style-name="N0">
      <style:table-cell-properties fo:border="2pt solid #DFE2E5" style:vertical-align="middle" fo:background-color="#D9D9D9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DFE2E5" style:vertical-align="middle" fo:background-color="transparent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Hyperlink" style:data-style-name="N0">
      <style:table-cell-properties style:vertical-align="automatic" fo:background-color="transparent" style:repeat-content="tru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-top="none" fo:border-bottom="2pt solid #DFE2E5" fo:border-left="2pt solid #DFE2E5" fo:border-right="2pt solid #DFE2E5" style:vertical-align="middle" fo:background-color="#DDEBF7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DFE2E5" fo:border-right="2pt solid #DFE2E5" style:vertical-align="middle" fo:background-color="#DDEBF7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0000"/>
      <style:text-properties fo:color="#0D0D0D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2pt solid #DFE2E5" style:vertical-align="middle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2pt solid #DFE2E5" fo:border-left="2pt solid #DFE2E5" fo:border-right="2pt solid #DFE2E5" style:vertical-align="middle" fo:background-color="transparent" style:repeat-content="false"/>
      <style:paragraph-properties fo:text-align="start" fo:margin-left="0cm"/>
      <style:text-properties fo:color="#24292E" style:font-name="Segoe UI" style:font-name-asian="Segoe UI" style:font-name-complex="Segoe UI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12.144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94229166666667cm"/>
    </style:style>
    <style:style style:name="co12" style:family="table-column">
      <style:table-column-properties fo:break-before="auto" style:column-width="3.38666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ZX_CASTLE_—_MOUSER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6">
            <text:p>Compiled LZX Castle MOUSER BO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Line Item</text:p>
          </table:table-cell>
          <table:table-cell office:value-type="string" table:style-name="ce12">
            <text:p>Quantity</text:p>
          </table:table-cell>
          <table:table-cell office:value-type="string" table:style-name="ce12">
            <text:p>Manufacturer</text:p>
          </table:table-cell>
          <table:table-cell office:value-type="string" table:style-name="ce12">
            <text:p>Manufacturer P/N</text:p>
          </table:table-cell>
          <table:table-cell office:value-type="string" table:style-name="ce12">
            <text:p>Vendor</text:p>
          </table:table-cell>
          <table:table-cell office:value-type="string" table:style-name="ce12">
            <text:p>Vendor P/N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Value</text:p>
          </table:table-cell>
          <table:table-cell office:value-type="string" table:style-name="ce12">
            <text:p>Package</text:p>
          </table:table-cell>
          <table:table-cell office:value-type="string" table:style-name="ce12">
            <text:p>Part Type</text:p>
          </table:table-cell>
          <table:table-cell office:value-type="string" table:style-name="ce12">
            <text:p>Assembly Location</text:p>
          </table:table-cell>
          <table:table-cell office:value-type="string" table:style-name="ce13">
            <text:p>Substitute Part</text:p>
          </table:table-cell>
          <table:table-cell office:value-type="string" table:style-name="ce12">
            <text:p>Links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7" table:style-name="ce8">
            <text:p>47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4990F</text:p>
          </table:table-cell>
          <table:table-cell office:value-type="string" table:style-name="ce3">
            <text:p>Mouser</text:p>
          </table:table-cell>
          <table:table-cell office:value-type="string" table:style-name="ce9">
            <text:p>660-MF1/4DCT52R4990F</text:p>
          </table:table-cell>
          <table:table-cell office:value-type="string" table:style-name="ce3">
            <text:p>Metal Film Resistors - Through Hole 1/4W 499 ohm 1% 500 OHM 1%</text:p>
          </table:table-cell>
          <table:table-cell office:value-type="float" office:value="499" table:style-name="ce3">
            <text:p>499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4990F?qs=%2Fha2pyFadujx107AAlVRuugplMnSWEeemmOzv%2FrwnjDY3xM2khlsPcssrIU24RLw">https://eu.mouser.com/ProductDetail/KOA-Speer/MF1-4DCT52R4990F?qs=%2Fha2pyFadujx107AAlVRuugplMnSWEeemmOzv%2FrwnjDY3xM2khlsPcssrIU24RLw</text:a></text:p>
          </table:table-cell>
          <table:table-cell table:number-columns-repeated="16371"/>
        </table:table-row>
        <table:table-row table:style-name="ro2">
          <table:table-cell office:value-type="float" office:value="2" table:formula="of:=[.A3]+1" table:style-name="ce4">
            <text:p>2</text:p>
          </table:table-cell>
          <table:table-cell office:value-type="float" office:value="116" table:style-name="ce8">
            <text:p>116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1001F</text:p>
          </table:table-cell>
          <table:table-cell office:value-type="string" table:style-name="ce3">
            <text:p>Mouser</text:p>
          </table:table-cell>
          <table:table-cell office:value-type="string" table:style-name="ce9">
            <text:p>660-MF1/4DCT52R1001F</text:p>
          </table:table-cell>
          <table:table-cell office:value-type="string" table:style-name="ce3">
            <text:p>Metal Film Resistors - Through Hole 1Kohms 1% 100PPM</text:p>
          </table:table-cell>
          <table:table-cell office:value-type="string" table:style-name="ce3">
            <text:p>1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1001F?qs=%2Fha2pyFadujx107AAlVRunDZ5yxoA6p7eXGU1nmWTzWdRvgmWaRbYjxoSN%252BUI%252BGJ">https://eu.mouser.com/ProductDetail/KOA-Speer/MF1-4DCT52R1001F?qs=%2Fha2pyFadujx107AAlVRunDZ5yxoA6p7eXGU1nmWTzWdRvgmWaRbYjxoSN%252BUI%252BGJ</text:a></text:p>
          </table:table-cell>
          <table:table-cell table:number-columns-repeated="16371"/>
        </table:table-row>
        <table:table-row table:style-name="ro2">
          <table:table-cell office:value-type="float" office:value="3" table:formula="of:=[.A4]+1" table:style-name="ce4">
            <text:p>3</text:p>
          </table:table-cell>
          <table:table-cell office:value-type="float" office:value="27" table:style-name="ce8">
            <text:p>27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3901F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0-MF1/4DCT52R3901F</text:p>
          </table:table-cell>
          <table:table-cell office:value-type="string" table:style-name="ce3">
            <text:p>Metal Film Resistors - Through Hole 3.9Kohms 1% 100PPM</text:p>
          </table:table-cell>
          <table:table-cell office:value-type="string" table:style-name="ce3">
            <text:p>3.9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3901F?qs=%2Fha2pyFadujx107AAlVRundSJR1zmrGcVVCEPF5X6xYV4OFNue0uH5nLQGpYBt1b">https://eu.mouser.com/ProductDetail/KOA-Speer/MF1-4DCT52R3901F?qs=%2Fha2pyFadujx107AAlVRundSJR1zmrGcVVCEPF5X6xYV4OFNue0uH5nLQGpYBt1b</text:a></text:p>
          </table:table-cell>
          <table:table-cell table:number-columns-repeated="16371"/>
        </table:table-row>
        <table:table-row table:style-name="ro2">
          <table:table-cell office:value-type="float" office:value="4" table:formula="of:=[.A5]+1" table:style-name="ce4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4991F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0-MF1/4DCT52R4991F</text:p>
          </table:table-cell>
          <table:table-cell office:value-type="string" table:style-name="ce3">
            <text:p>Metal Film Resistors - Through Hole 4.99Kohms 1% 100PPM</text:p>
          </table:table-cell>
          <table:table-cell office:value-type="string" table:style-name="ce3">
            <text:p>4.99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4991F?qs=%2Fha2pyFadujx107AAlVRuugplMnSWEeeSRciUmIAyiAgVb3f8PiCARiabZjcS22U">https://eu.mouser.com/ProductDetail/KOA-Speer/MF1-4DCT52R4991F?qs=%2Fha2pyFadujx107AAlVRuugplMnSWEeeSRciUmIAyiAgVb3f8PiCARiabZjcS22U</text:a></text:p>
          </table:table-cell>
          <table:table-cell table:number-columns-repeated="16371"/>
        </table:table-row>
        <table:table-row table:style-name="ro2">
          <table:table-cell office:value-type="float" office:value="5" table:formula="of:=[.A6]+1" table:style-name="ce4">
            <text:p>5</text:p>
          </table:table-cell>
          <table:table-cell office:value-type="float" office:value="21" table:style-name="ce8">
            <text:p>21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1002F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0-MF1/4DCT52R1002F</text:p>
          </table:table-cell>
          <table:table-cell office:value-type="string" table:style-name="ce3">
            <text:p>Metal Film Resistors - Through Hole 10Kohms 1% 100PPM</text:p>
          </table:table-cell>
          <table:table-cell office:value-type="string" table:style-name="ce3">
            <text:p>10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1002F?qs=%2Fha2pyFadujx107AAlVRunDZ5yxoA6p7a8LIv62XQHN9wTYLDn97SmYJ64FD96jM">https://eu.mouser.com/ProductDetail/KOA-Speer/MF1-4DCT52R1002F?qs=%2Fha2pyFadujx107AAlVRunDZ5yxoA6p7a8LIv62XQHN9wTYLDn97SmYJ64FD96jM</text:a></text:p>
          </table:table-cell>
          <table:table-cell table:number-columns-repeated="16371"/>
        </table:table-row>
        <table:table-row table:style-name="ro2">
          <table:table-cell office:value-type="float" office:value="6" table:formula="of:=[.A7]+1" table:style-name="ce4">
            <text:p>6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4702F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0-MF1/4DCT52R4702F</text:p>
          </table:table-cell>
          <table:table-cell office:value-type="string" table:style-name="ce3">
            <text:p>Metal Film Resistors - Through Hole 47Kohms 1% 100PPM</text:p>
          </table:table-cell>
          <table:table-cell office:value-type="string" table:style-name="ce3">
            <text:p>47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4702F?qs=%2Fha2pyFadujx107AAlVRuugplMnSWEeeKfRkh06NnODHjgNPEKTpdd4tnAUoGmQe">https://eu.mouser.com/ProductDetail/KOA-Speer/MF1-4DCT52R4702F?qs=%2Fha2pyFadujx107AAlVRuugplMnSWEeeKfRkh06NnODHjgNPEKTpdd4tnAUoGmQe</text:a></text:p>
          </table:table-cell>
          <table:table-cell table:number-columns-repeated="16371"/>
        </table:table-row>
        <table:table-row table:style-name="ro2">
          <table:table-cell office:value-type="float" office:value="7" table:formula="of:=[.A8]+1" table:style-name="ce4">
            <text:p>7</text:p>
          </table:table-cell>
          <table:table-cell office:value-type="float" office:value="2" table:style-name="ce8">
            <text:p>2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4992F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0-MF1/4DCT52R4992F</text:p>
          </table:table-cell>
          <table:table-cell office:value-type="string" table:style-name="ce3">
            <text:p>Metal Film Resistors - Through Hole 49.9Kohms 1% 100PPM</text:p>
          </table:table-cell>
          <table:table-cell office:value-type="string" table:style-name="ce3">
            <text:p>49.9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KOA-Speer/MF1-4DCT52R4992F?qs=%2Fha2pyFadujx107AAlVRuugplMnSWEeePL%2F1caF6FiyJsu5Q%2FpoxhXTFSbUs1kRj">https://eu.mouser.com/ProductDetail/KOA-Speer/MF1-4DCT52R4992F?qs=%2Fha2pyFadujx107AAlVRuugplMnSWEeePL%2F1caF6FiyJsu5Q%2FpoxhXTFSbUs1kRj</text:a></text:p>
          </table:table-cell>
          <table:table-cell table:number-columns-repeated="16371"/>
        </table:table-row>
        <table:table-row table:style-name="ro2">
          <table:table-cell office:value-type="float" office:value="8" table:formula="of:=[.A9]+1" table:style-name="ce4">
            <text:p>8</text:p>
          </table:table-cell>
          <table:table-cell office:value-type="float" office:value="27" table:style-name="ce8">
            <text:p>27</text:p>
          </table:table-cell>
          <table:table-cell office:value-type="string" table:style-name="ce3">
            <text:p>KOA Speer</text:p>
          </table:table-cell>
          <table:table-cell office:value-type="string" table:style-name="ce3">
            <text:p>MF1/4DCT52R1003F</text:p>
          </table:table-cell>
          <table:table-cell office:value-type="string" table:style-name="ce3">
            <text:p>Mouser</text:p>
          </table:table-cell>
          <table:table-cell office:value-type="string" table:style-name="ce5">
            <text:p>660-MF1/4DCT52R1003F</text:p>
          </table:table-cell>
          <table:table-cell office:value-type="string" table:style-name="ce9">
            <text:p>Metal Film Resistors - Through Hole 100Kohms 1% 100PPM</text:p>
          </table:table-cell>
          <table:table-cell office:value-type="string" table:style-name="ce3">
            <text:p>100K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office:value-type="string" table:style-name="ce14">
            <text:p>660-MF1/4D52R1003F</text:p>
          </table:table-cell>
          <table:table-cell office:value-type="string" table:style-name="ce11">
            <text:p><text:a xlink:href="https://eu.mouser.com/ProductDetail/?qs=4ahRxIk2KLDGWfpp1vrRug%3D%3D">https://eu.mouser.com/ProductDetail/?qs=4ahRxIk2KLDGWfpp1vrRug%3D%3D</text:a></text:p>
          </table:table-cell>
          <table:table-cell table:number-columns-repeated="16371"/>
        </table:table-row>
        <table:table-row table:style-name="ro2">
          <table:table-cell office:value-type="float" office:value="9" table:formula="of:=[.A10]+1" table:style-name="ce4">
            <text:p>9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MFR-25FRF52-4M7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03-MFR-25FRF52-4M7</text:p>
          </table:table-cell>
          <table:table-cell office:value-type="string" table:style-name="ce3">
            <text:p>Metal Film Resistors - Through Hole 4.7M OHM 1/4W 1%</text:p>
          </table:table-cell>
          <table:table-cell office:value-type="string" table:style-name="ce3">
            <text:p>4.7M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Yageo/MFR-25FRF52-4M7?qs=%2Fha2pyFadui%252BnL3Q99GBfnpqq%2FyAbRGp2PJ3VSDYzsDgIXzIB1EcWp3fbShPnETY">https://eu.mouser.com/ProductDetail/Yageo/MFR-25FRF52-4M7?qs=%2Fha2pyFadui%252BnL3Q99GBfnpqq%2FyAbRGp2PJ3VSDYzsDgIXzIB1EcWp3fbShPnETY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10" table:formula="of:=[.A11]+1" table:style-name="ce4">
            <text:p>10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Vishay / Sprague</text:p>
          </table:table-cell>
          <table:table-cell office:value-type="string" table:style-name="ce3">
            <text:p>1C10C0G470J050B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75-1C10C0G470J050B</text:p>
          </table:table-cell>
          <table:table-cell office:value-type="string" table:style-name="ce3">
            <text:p>Multilayer Ceramic Capacitors MLCC - Leaded 47pF 50volts C0G 5% 5.0mm L/S</text:p>
          </table:table-cell>
          <table:table-cell office:value-type="string" table:style-name="ce3">
            <text:p>47p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Vishay/1C10C0G470J050B?qs=%2Fha2pyFadujmNqQEH4t7%2F4Ntp%2FqUsL8pUUbwbPr08fkFDBXX3nzbPA%3D%3D">https://eu.mouser.com/ProductDetail/Vishay/1C10C0G470J050B?qs=%2Fha2pyFadujmNqQEH4t7%2F4Ntp%2FqUsL8pUUbwbPr08fkFDBXX3nzbPA%3D%3D</text:a></text:p>
          </table:table-cell>
          <table:table-cell table:number-columns-repeated="16371"/>
        </table:table-row>
        <table:table-row table:style-name="ro2">
          <table:table-cell office:value-type="float" office:value="11" table:formula="of:=[.A13]+1" table:style-name="ce4">
            <text:p>11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Vishay / BC Components</text:p>
          </table:table-cell>
          <table:table-cell office:value-type="string" table:style-name="ce3">
            <text:p>K102J15C0GF53L2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4-K102J15C0GF53L2</text:p>
          </table:table-cell>
          <table:table-cell office:value-type="string" table:style-name="ce3">
            <text:p>Multilayer Ceramic Capacitors MLCC - Leaded 1000pF 50volts 5% C0G 2.5mm LS</text:p>
          </table:table-cell>
          <table:table-cell office:value-type="string" table:style-name="ce3">
            <text:p>1n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Vishay-BC-Components/K102J15C0GF53L2?qs=%2Fha2pyFadujFTTkWMNQuhssjZihNA7FWuM4V6Qx7JFEO4sI5RrBG%252BA%3D%3D">https://eu.mouser.com/ProductDetail/Vishay-BC-Components/K102J15C0GF53L2?qs=%2Fha2pyFadujFTTkWMNQuhssjZihNA7FWuM4V6Qx7JFEO4sI5RrBG%252BA%3D%3D</text:a></text:p>
          </table:table-cell>
          <table:table-cell table:number-columns-repeated="16371"/>
        </table:table-row>
        <table:table-row table:style-name="ro2">
          <table:table-cell office:value-type="float" office:value="12" table:formula="of:=[.A14]+1" table:style-name="ce4">
            <text:p>12</text:p>
          </table:table-cell>
          <table:table-cell office:value-type="float" office:value="76" table:style-name="ce8">
            <text:p>76</text:p>
          </table:table-cell>
          <table:table-cell office:value-type="string" table:style-name="ce3">
            <text:p>Vishay / Sprague</text:p>
          </table:table-cell>
          <table:table-cell office:value-type="string" table:style-name="ce3">
            <text:p>1C10Z5U104M050B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75-1C10Z5U104M050B</text:p>
          </table:table-cell>
          <table:table-cell office:value-type="string" table:style-name="ce3">
            <text:p>Multilayer Ceramic Capacitors MLCC - Leaded 0.1uF 50volts Z5U 20% 2.5mm L/S</text:p>
          </table:table-cell>
          <table:table-cell office:value-type="string" table:style-name="ce3">
            <text:p>0.1 u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Vishay-Sprague/1C10Z5U104M050B?qs=%2Fha2pyFadujQA33Xck%252BOjVa%252BAcL1Zc%2FfPpxV7pYmljLTfcw4Cl4q2Q%3D%3D">https://eu.mouser.com/ProductDetail/Vishay-Sprague/1C10Z5U104M050B?qs=%2Fha2pyFadujQA33Xck%252BOjVa%252BAcL1Zc%2FfPpxV7pYmljLTfcw4Cl4q2Q%3D%3D</text:a></text:p>
          </table:table-cell>
          <table:table-cell table:number-columns-repeated="16371"/>
        </table:table-row>
        <table:table-row table:style-name="ro2">
          <table:table-cell office:value-type="float" office:value="13" table:formula="of:=[.A15]+1" table:style-name="ce4">
            <text:p>13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DK</text:p>
          </table:table-cell>
          <table:table-cell office:value-type="string" table:style-name="ce3">
            <text:p>FK16C0G1H104J</text:p>
          </table:table-cell>
          <table:table-cell office:value-type="string" table:style-name="ce3">
            <text:p>Mouser</text:p>
          </table:table-cell>
          <table:table-cell office:value-type="string" table:style-name="ce5">
            <text:p>810-FK16C0G1H104J</text:p>
          </table:table-cell>
          <table:table-cell office:value-type="string" table:style-name="ce9">
            <text:p>Multilayer Ceramic Capacitors MLCC - Leaded 0.1uF 50volts C0G +/-5%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office:value-type="string" table:style-name="ce14">
            <text:p>810-FG16C0G1H104JNT6</text:p>
          </table:table-cell>
          <table:table-cell office:value-type="string" table:style-name="ce11">
            <text:p><text:a xlink:href="https://eu.mouser.com/ProductDetail/TDK/FG16C0G1H104JNT06?qs=%2Fha2pyFaduie0%252BScsEER1Hwg7DkU4504W96avzbraHmnqTG0sfuP6Mm9pHw318Dq">https://eu.mouser.com/ProductDetail/TDK/FG16C0G1H104JNT06?qs=%2Fha2pyFaduie0%252BScsEER1Hwg7DkU4504W96avzbraHmnqTG0sfuP6Mm9pHw318Dq</text:a></text:p>
          </table:table-cell>
          <table:table-cell table:number-columns-repeated="16371"/>
        </table:table-row>
        <table:table-row table:style-name="ro2">
          <table:table-cell office:value-type="float" office:value="14" table:formula="of:=[.A16]+1" table:style-name="ce4">
            <text:p>14</text:p>
          </table:table-cell>
          <table:table-cell office:value-type="float" office:value="29" table:style-name="ce8">
            <text:p>29</text:p>
          </table:table-cell>
          <table:table-cell office:value-type="string" table:style-name="ce3">
            <text:p>Panasonic</text:p>
          </table:table-cell>
          <table:table-cell office:value-type="string" table:style-name="ce3">
            <text:p>ECE-A1VKS100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67-ECE-A1VKS100</text:p>
          </table:table-cell>
          <table:table-cell office:value-type="string" table:style-name="ce3">
            <text:p>Aluminum Electrolytic Capacitors - Leaded 10UF 35V KS RADIAL</text:p>
          </table:table-cell>
          <table:table-cell office:value-type="string" table:style-name="ce3">
            <text:p>10 u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Panasonic/ECE-A1VKS100?qs=sGAEpiMZZMtZ1n0r9vR22ZGaUoI0JcRfQi0J%252BD7I9js%3D">https://eu.mouser.com/ProductDetail/Panasonic/ECE-A1VKS100?qs=sGAEpiMZZMtZ1n0r9vR22ZGaUoI0JcRfQi0J%252BD7I9js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15" table:formula="of:=[.A17]+1" table:style-name="ce4">
            <text:p>15</text:p>
          </table:table-cell>
          <table:table-cell office:value-type="float" office:value="16" table:style-name="ce8">
            <text:p>16</text:p>
          </table:table-cell>
          <table:table-cell office:value-type="string" table:style-name="ce3">
            <text:p>Fair-Rite</text:p>
          </table:table-cell>
          <table:table-cell office:value-type="float" office:value="2743001111" table:style-name="ce3">
            <text:p>2743001111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23-2743001111</text:p>
          </table:table-cell>
          <table:table-cell office:value-type="string" table:style-name="ce3">
            <text:p>EMI Filter Beads, Chips &amp; Arrays 43 BEAD ON LEAD Z=68 OHM @ 100MH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Fair-Rite/2743001111?qs=%2Fha2pyFaduhAVm6lzZG4A6cohB8FcKJlx4luoUNOyeJgmD8uZDaeqw%3D%3D">https://eu.mouser.com/ProductDetail/Fair-Rite/2743001111?qs=%2Fha2pyFaduhAVm6lzZG4A6cohB8FcKJlx4luoUNOyeJgmD8uZDaeqw%3D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16" table:formula="of:=[.A19]+1" table:style-name="ce4">
            <text:p>16</text:p>
          </table:table-cell>
          <table:table-cell office:value-type="float" office:value="44" table:style-name="ce8">
            <text:p>44</text:p>
          </table:table-cell>
          <table:table-cell office:value-type="string" table:style-name="ce3">
            <text:p>STMicroelectronics</text:p>
          </table:table-cell>
          <table:table-cell office:value-type="string" table:style-name="ce3">
            <text:p>1N5711</text:p>
          </table:table-cell>
          <table:table-cell office:value-type="string" table:style-name="ce3">
            <text:p>Mouser</text:p>
          </table:table-cell>
          <table:table-cell office:value-type="string" table:style-name="ce9">
            <text:p>511-1N5711</text:p>
          </table:table-cell>
          <table:table-cell office:value-type="string" table:style-name="ce3">
            <text:p>Schottky Diodes &amp; Rectifiers 15mA 70 Volt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O-35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STMicroelectronics/1N5711?qs=%2Fha2pyFadugGBlnOL2%2F05bwpkSrqSXwve7Wq2xwhWno%3D">https://eu.mouser.com/ProductDetail/STMicroelectronics/1N5711?qs=%2Fha2pyFadugGBlnOL2%2F05bwpkSrqSXwve7Wq2xwhWno%3D</text:a></text:p>
          </table:table-cell>
          <table:table-cell table:number-columns-repeated="16371"/>
        </table:table-row>
        <table:table-row table:style-name="ro2">
          <table:table-cell office:value-type="float" office:value="17" table:formula="of:=[.A21]+1" table:style-name="ce4">
            <text:p>17</text:p>
          </table:table-cell>
          <table:table-cell office:value-type="float" office:value="16" table:style-name="ce8">
            <text:p>16</text:p>
          </table:table-cell>
          <table:table-cell office:value-type="string" table:style-name="ce3">
            <text:p>Fairchild Semiconductor</text:p>
          </table:table-cell>
          <table:table-cell office:value-type="string" table:style-name="ce3">
            <text:p>1N4001</text:p>
          </table:table-cell>
          <table:table-cell office:value-type="string" table:style-name="ce3">
            <text:p>Mouser</text:p>
          </table:table-cell>
          <table:table-cell office:value-type="string" table:style-name="ce5">
            <text:p>512-1N4001</text:p>
          </table:table-cell>
          <table:table-cell office:value-type="string" table:style-name="ce9">
            <text:p>Rectifiers Vr/50V Io/1A T/R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O-41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office:value-type="string" table:style-name="ce14">
            <text:p>750-1N4001-G</text:p>
          </table:table-cell>
          <table:table-cell office:value-type="string" table:style-name="ce11">
            <text:p><text:a xlink:href="https://eu.mouser.com/ProductDetail/Comchip-Technology/1N4001-G?qs=%2Fha2pyFaduhBb5bAeSaJlZtgGOW6%2FrlHAfV8Sw9sq0mSainvuiM7Ow%3D%3D">https://eu.mouser.com/ProductDetail/Comchip-Technology/1N4001-G?qs=%2Fha2pyFaduhBb5bAeSaJlZtgGOW6%2FrlHAfV8Sw9sq0mSainvuiM7Ow%3D%3D</text:a></text:p>
          </table:table-cell>
          <table:table-cell table:number-columns-repeated="16371"/>
        </table:table-row>
        <table:table-row table:style-name="ro2">
          <table:table-cell office:value-type="float" office:value="18" table:formula="of:=[.A22]+1" table:style-name="ce4">
            <text:p>18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ON Semiconductor / Fairchild</text:p>
          </table:table-cell>
          <table:table-cell office:value-type="string" table:style-name="ce3">
            <text:p>1N4148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12-1N4148</text:p>
          </table:table-cell>
          <table:table-cell office:value-type="string" table:style-name="ce3">
            <text:p>Diodes - General Purpose, Power, Switching 100V Io/200mA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O-35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ON-Semiconductor-Fairchild/1N4148?qs=sGAEpiMZZMudZehw8RjeZWbu6z6oTQTL">https://eu.mouser.com/ProductDetail/ON-Semiconductor-Fairchild/1N4148?qs=sGAEpiMZZMudZehw8RjeZWbu6z6oTQTL</text:a></text:p>
          </table:table-cell>
          <table:table-cell table:number-columns-repeated="16371"/>
        </table:table-row>
        <table:table-row table:style-name="ro2">
          <table:table-cell office:value-type="float" office:value="19" table:formula="of:=[.A23]+1" table:style-name="ce4">
            <text:p>19</text:p>
          </table:table-cell>
          <table:table-cell office:value-type="float" office:value="2" table:style-name="ce8">
            <text:p>2</text:p>
          </table:table-cell>
          <table:table-cell office:value-type="string" table:style-name="ce3">
            <text:p>ON Semiconductor / Fairchild</text:p>
          </table:table-cell>
          <table:table-cell office:value-type="string" table:style-name="ce3">
            <text:p>2N3904BU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12-2N3904BU</text:p>
          </table:table-cell>
          <table:table-cell office:value-type="string" table:style-name="ce3">
            <text:p>Bipolar Transistors - BJT NPN Transistor General Purpos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O-92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ON-Semiconductor-Fairchild/2N3904BU?qs=%2Fha2pyFaduh4EnJyiQaKO5%2Fuuh24Mg8fOVFaE2%2F6OtP7lbET0tbrmw%3D%3D">https://eu.mouser.com/ProductDetail/ON-Semiconductor-Fairchild/2N3904BU?qs=%2Fha2pyFaduh4EnJyiQaKO5%2Fuuh24Mg8fOVFaE2%2F6OtP7lbET0tbrmw%3D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20" table:formula="of:=[.A24]+1" table:style-name="ce4">
            <text:p>20</text:p>
          </table:table-cell>
          <table:table-cell office:value-type="float" office:value="7" table:style-name="ce8">
            <text:p>7</text:p>
          </table:table-cell>
          <table:table-cell office:value-type="string" table:style-name="ce3">
            <text:p>ON Semiconductor / Fairchild</text:p>
          </table:table-cell>
          <table:table-cell office:value-type="string" table:style-name="ce3">
            <text:p>MC78L05ABPX</text:p>
          </table:table-cell>
          <table:table-cell office:value-type="string" table:style-name="ce3">
            <text:p>Mouser</text:p>
          </table:table-cell>
          <table:table-cell office:value-type="string" table:style-name="ce6">
            <text:p>512-MC78L05ABPX</text:p>
          </table:table-cell>
          <table:table-cell office:value-type="string" table:style-name="ce3">
            <text:p>Linear Voltage Regulators Pos Voltage Reg 3Term 0.1a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O-92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ON-Semiconductor-Fairchild/MC78L05ABPX?qs=%2Fha2pyFadujaZHEF3OtujO2BsSlUK1Gpwp7MMmwSSsHtcX84VSYzYw%3D%3D">https://eu.mouser.com/ProductDetail/ON-Semiconductor-Fairchild/MC78L05ABPX?qs=%2Fha2pyFadujaZHEF3OtujO2BsSlUK1Gpwp7MMmwSSsHtcX84VSYzYw%3D%3D</text:a></text:p>
          </table:table-cell>
          <table:table-cell table:number-columns-repeated="16371"/>
        </table:table-row>
        <table:table-row table:style-name="ro2">
          <table:table-cell office:value-type="float" office:value="21" table:formula="of:=[.A26]+1" table:style-name="ce4">
            <text:p>21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ON Semiconductor / Fairchild</text:p>
          </table:table-cell>
          <table:table-cell office:value-type="string" table:style-name="ce3">
            <text:p>MC79L05ACP</text:p>
          </table:table-cell>
          <table:table-cell office:value-type="string" table:style-name="ce3">
            <text:p>Mouser</text:p>
          </table:table-cell>
          <table:table-cell office:value-type="string" table:style-name="ce6">
            <text:p>512-MC79L05ACP</text:p>
          </table:table-cell>
          <table:table-cell office:value-type="string" table:style-name="ce3">
            <text:p>Linear Voltage Regulators 5V 100mA Negative</text:p>
          </table:table-cell>
          <table:table-cell table:style-name="ce3"/>
          <table:table-cell office:value-type="string" table:style-name="ce3">
            <text:p>TO-92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ON-Semiconductor-Fairchild/MC79L05ACP?qs=%2Fha2pyFadujqI29TbkTwid9S9rje7XqINiOtg5uisx%252BR%252B9qkhOtphA%3D%3D">https://eu.mouser.com/ProductDetail/ON-Semiconductor-Fairchild/MC79L05ACP?qs=%2Fha2pyFadujqI29TbkTwid9S9rje7XqINiOtg5uisx%252BR%252B9qkhOtphA%3D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22" table:formula="of:=[.A27]+1" table:style-name="ce4">
            <text:p>22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E-Switch</text:p>
          </table:table-cell>
          <table:table-cell office:value-type="string" table:style-name="ce3">
            <text:p>100SP1T1B1M2QEH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12-100-A1121</text:p>
          </table:table-cell>
          <table:table-cell office:value-type="string" table:style-name="ce3">
            <text:p>Toggle Switches SPDT ON-ON PC M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 / Frontpanel</text:p>
          </table:table-cell>
          <table:table-cell table:style-name="ce4"/>
          <table:table-cell office:value-type="string" table:style-name="ce11">
            <text:p><text:a xlink:href="https://eu.mouser.com/ProductDetail/E-Switch/100SP1T1B1M2QEH?qs=%2Fha2pyFaduhbEwqjve6twFw2%2FC91GIbIWEIYMqD8LBjX1Z%252BzHB8wGg%3D%3D">https://eu.mouser.com/ProductDetail/E-Switch/100SP1T1B1M2QEH?qs=%2Fha2pyFaduhbEwqjve6twFw2%2FC91GIbIWEIYMqD8LBjX1Z%252BzHB8wGg%3D%3D</text:a></text:p>
          </table:table-cell>
          <table:table-cell table:number-columns-repeated="16371"/>
        </table:table-row>
        <table:table-row table:style-name="ro2">
          <table:table-cell office:value-type="float" office:value="23" table:formula="of:=[.A29]+1" table:style-name="ce4">
            <text:p>23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E-Switch</text:p>
          </table:table-cell>
          <table:table-cell office:value-type="string" table:style-name="ce3">
            <text:p>100SP3T1B1M1QEH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612-100-C1111</text:p>
          </table:table-cell>
          <table:table-cell office:value-type="string" table:style-name="ce3">
            <text:p>Toggle Switches SPDT ON-OFF-ON SLD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 / Frontpanel</text:p>
          </table:table-cell>
          <table:table-cell table:style-name="ce4"/>
          <table:table-cell office:value-type="string" table:style-name="ce11">
            <text:p><text:a xlink:href="https://eu.mouser.com/ProductDetail/E-Switch/100SP3T1B1M1QEH?qs=%2Fha2pyFaduhbEwqjve6twK9c8YKzpFeX9ywjLOnD0A3KT495SEbhPQ%3D%3D">https://eu.mouser.com/ProductDetail/E-Switch/100SP3T1B1M1QEH?qs=%2Fha2pyFaduhbEwqjve6twK9c8YKzpFeX9ywjLOnD0A3KT495SEbhPQ%3D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24" table:formula="of:=[.A30]+1" table:style-name="ce4">
            <text:p>24</text:p>
          </table:table-cell>
          <table:table-cell office:value-type="float" office:value="29" table:style-name="ce8">
            <text:p>29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LM6172IN/NOPB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926-LM6172IN/NOPB</text:p>
          </table:table-cell>
          <table:table-cell office:value-type="string" table:style-name="ce3">
            <text:p>Operational Amplifiers - Op Amps Dual High Speed,Low Pwr Amp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8</text:p>
          </table:table-cell>
          <table:table-cell office:value-type="string" table:style-name="ce3">
            <text:p>Through Hole</text:p>
          </table:table-cell>
          <table:table-cell office:value-type="string" table:style-name="ce15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LM6172IN-NOPB?qs=%2Fha2pyFadui9ChosllCDfp9qZ9ZKS3QY0CBkl8ivaNdON%2FZhacnujg%3D%3D">https://eu.mouser.com/ProductDetail/Texas-Instruments/LM6172IN-NOPB?qs=%2Fha2pyFadui9ChosllCDfp9qZ9ZKS3QY0CBkl8ivaNdON%2FZhacnujg%3D%3D</text:a></text:p>
          </table:table-cell>
          <table:table-cell table:number-columns-repeated="16371"/>
        </table:table-row>
        <table:table-row table:style-name="ro2">
          <table:table-cell table:number-columns-repeated="13" table:style-name="ce10"/>
          <table:table-cell table:number-columns-repeated="16371"/>
        </table:table-row>
        <table:table-row table:style-name="ro2">
          <table:table-cell office:value-type="float" office:value="25" table:formula="of:=[.A32]+1" table:style-name="ce4">
            <text:p>25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SN74HC148N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SN74HC148N</text:p>
          </table:table-cell>
          <table:table-cell office:value-type="string" table:style-name="ce3">
            <text:p>Encoders, Decoders, Multiplexers &amp; Demultiplexers 8-to-3 Line Priority</text:p>
          </table:table-cell>
          <table:table-cell table:style-name="ce3"/>
          <table:table-cell office:value-type="string" table:style-name="ce3">
            <text:p>DIP-16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SN74HC148N?qs=sGAEpiMZZMtxONTBFIcRfgMIbQHDmxev9Hkokn9ea%252BQ%3D">https://eu.mouser.com/ProductDetail/Texas-Instruments/SN74HC148N?qs=sGAEpiMZZMtxONTBFIcRfgMIbQHDmxev9Hkokn9ea%252BQ%3D</text:a></text:p>
          </table:table-cell>
          <table:table-cell table:number-columns-repeated="16371"/>
        </table:table-row>
        <table:table-row table:style-name="ro2">
          <table:table-cell office:value-type="float" office:value="26" table:formula="of:=[.A34]+1" table:style-name="ce4">
            <text:p>26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CD4046BE</text:p>
          </table:table-cell>
          <table:table-cell office:value-type="string" table:style-name="ce3">
            <text:p>Mouser</text:p>
          </table:table-cell>
          <table:table-cell office:value-type="string" table:style-name="ce9">
            <text:p>595-CD4046BE</text:p>
          </table:table-cell>
          <table:table-cell office:value-type="string" table:style-name="ce3">
            <text:p>Phase Locked Loops - PLL PLL w/ VCO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6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CD4046BE?qs=sGAEpiMZZMuVnCuI0aQamH6cDHpNC2wbk3wVfj6s33I%3D">https://eu.mouser.com/ProductDetail/Texas-Instruments/CD4046BE?qs=sGAEpiMZZMuVnCuI0aQamH6cDHpNC2wbk3wVfj6s33I%3D</text:a></text:p>
          </table:table-cell>
          <table:table-cell table:number-columns-repeated="16371"/>
        </table:table-row>
        <table:table-row table:style-name="ro2">
          <table:table-cell office:value-type="float" office:value="27" table:formula="of:=[.A35]+1" table:style-name="ce4">
            <text:p>27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CD4015BE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CD4015BE</text:p>
          </table:table-cell>
          <table:table-cell office:value-type="string" table:style-name="ce3">
            <text:p>Counter Shift Registers Dual 4-Stage Static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6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CD4015BE?qs=sGAEpiMZZMtsbn1GaJysl%252B133tPBKdjeffgsb2xZ5mI%3D">https://eu.mouser.com/ProductDetail/Texas-Instruments/CD4015BE?qs=sGAEpiMZZMtsbn1GaJysl%252B133tPBKdjeffgsb2xZ5mI%3D</text:a></text:p>
          </table:table-cell>
          <table:table-cell table:number-columns-repeated="16371"/>
        </table:table-row>
        <table:table-row table:style-name="ro2">
          <table:table-cell office:value-type="float" office:value="28" table:formula="of:=[.A36]+1" table:style-name="ce4">
            <text:p>28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SN74HC00N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SN74HC00N</text:p>
          </table:table-cell>
          <table:table-cell office:value-type="string" table:style-name="ce3">
            <text:p>Logic Gates Quad 2-Input NAND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4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SN74HC00N?qs=sGAEpiMZZMtMa9lbYwD6ZOuZLcSXNpUa2xCbYHJFs%2FQ%3D">https://eu.mouser.com/ProductDetail/Texas-Instruments/SN74HC00N?qs=sGAEpiMZZMtMa9lbYwD6ZOuZLcSXNpUa2xCbYHJFs%2FQ%3D</text:a></text:p>
          </table:table-cell>
          <table:table-cell table:number-columns-repeated="16371"/>
        </table:table-row>
        <table:table-row table:style-name="ro2">
          <table:table-cell office:value-type="float" office:value="29" table:formula="of:=[.A37]+1" table:style-name="ce4">
            <text:p>29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TL072IP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TL072IP</text:p>
          </table:table-cell>
          <table:table-cell office:value-type="string" table:style-name="ce3">
            <text:p>Operational Amplifiers - Op Amps Dual JFET In Low N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8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TL072IP?qs=sGAEpiMZZMtCHixnSjNA6J5DQWv82hgvnMA72xjDiRo%3D">https://eu.mouser.com/ProductDetail/Texas-Instruments/TL072IP?qs=sGAEpiMZZMtCHixnSjNA6J5DQWv82hgvnMA72xjDiRo%3D</text:a></text:p>
          </table:table-cell>
          <table:table-cell table:number-columns-repeated="16371"/>
        </table:table-row>
        <table:table-row table:style-name="ro2">
          <table:table-cell office:value-type="float" office:value="30" table:formula="of:=[.A38]+1" table:style-name="ce4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7">
            <text:p>CD4070BE</text:p>
          </table:table-cell>
          <table:table-cell office:value-type="string" table:style-name="ce3">
            <text:p>Mouser</text:p>
          </table:table-cell>
          <table:table-cell office:value-type="string" table:style-name="ce9">
            <text:p>595-CD4070BE</text:p>
          </table:table-cell>
          <table:table-cell office:value-type="string" table:style-name="ce3">
            <text:p>Logic Gates Quad Exclusiv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4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CD4070BE?qs=sGAEpiMZZMtMa9lbYwD6ZIRiGuMEPOmr%2FZ2DUBEod6E%3D">https://eu.mouser.com/ProductDetail/Texas-Instruments/CD4070BE?qs=sGAEpiMZZMtMa9lbYwD6ZIRiGuMEPOmr%2FZ2DUBEod6E%3D</text:a></text:p>
          </table:table-cell>
          <table:table-cell table:number-columns-repeated="16371"/>
        </table:table-row>
        <table:table-row table:style-name="ro2">
          <table:table-cell office:value-type="float" office:value="31" table:formula="of:=[.A39]+1" table:style-name="ce4">
            <text:p>3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7">
            <text:p>CD4011BE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CD4011BE</text:p>
          </table:table-cell>
          <table:table-cell office:value-type="string" table:style-name="ce3">
            <text:p>Logic Gates Quad 2-Input NAND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4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CD4070BE?qs=sGAEpiMZZMtMa9lbYwD6ZIRiGuMEPOmr%2FZ2DUBEod6E%3D">https://eu.mouser.com/ProductDetail/Texas-Instruments/CD4070BE?qs=sGAEpiMZZMtMa9lbYwD6ZIRiGuMEPOmr%2FZ2DUBEod6E%3D</text:a></text:p>
          </table:table-cell>
          <table:table-cell table:number-columns-repeated="16371"/>
        </table:table-row>
        <table:table-row table:style-name="ro2">
          <table:table-cell office:value-type="float" office:value="32" table:formula="of:=[.A40]+1" table:style-name="ce4">
            <text:p>3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7">
            <text:p>CD4001BE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CD4001BE</text:p>
          </table:table-cell>
          <table:table-cell office:value-type="string" table:style-name="ce3">
            <text:p>Logic Gates Quad 2-Input NOR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3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CD4001BE?qs=sGAEpiMZZMtMa9lbYwD6ZAv0bRAq9ZjLbgc%2FiraWg54%3D">https://eu.mouser.com/ProductDetail/Texas-Instruments/CD4001BE?qs=sGAEpiMZZMtMa9lbYwD6ZAv0bRAq9ZjLbgc%2FiraWg54%3D</text:a></text:p>
          </table:table-cell>
          <table:table-cell table:number-columns-repeated="16371"/>
        </table:table-row>
        <table:table-row table:style-name="ro2">
          <table:table-cell office:value-type="float" office:value="33" table:formula="of:=[.A41]+1" table:style-name="ce4">
            <text:p>33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SN74HC191N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SN74HC191N</text:p>
          </table:table-cell>
          <table:table-cell office:value-type="string" table:style-name="ce3">
            <text:p>Counter ICs 4-Bit Sync UpDn Bnry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P-16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SN74HC191N?qs=sGAEpiMZZMtdY2G%252BSI3N4ULNIy7IUD05fUemnU6a%2FcM%3D">https://eu.mouser.com/ProductDetail/Texas-Instruments/SN74HC191N?qs=sGAEpiMZZMtdY2G%252BSI3N4ULNIy7IUD05fUemnU6a%2FcM%3D</text:a></text:p>
          </table:table-cell>
          <table:table-cell table:number-columns-repeated="16371"/>
        </table:table-row>
        <table:table-row table:style-name="ro2">
          <table:table-cell office:value-type="float" office:value="34" table:formula="of:=[.A42]+1" table:style-name="ce4">
            <text:p>34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SN74HC174N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595-SN74HC174N</text:p>
          </table:table-cell>
          <table:table-cell office:value-type="string" table:style-name="ce3">
            <text:p>Flip Flops Hex w/ Clea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P-16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PCB Top</text:p>
          </table:table-cell>
          <table:table-cell table:style-name="ce4"/>
          <table:table-cell office:value-type="string" table:style-name="ce11">
            <text:p><text:a xlink:href="https://eu.mouser.com/ProductDetail/Texas-Instruments/SN74HC174N?qs=sGAEpiMZZMvxP%252Bvr8KwMwOIDaP0%252BeD%2FyWIkMG9I35k4%3D">https://eu.mouser.com/ProductDetail/Texas-Instruments/SN74HC174N?qs=sGAEpiMZZMvxP%252Bvr8KwMwOIDaP0%252BeD%2FyWIkMG9I35k4%3D</text:a></text:p>
          </table:table-cell>
          <table:table-cell table:number-columns-repeated="16371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meta:initial-creator>felini</meta:initial-creator>
    <dc:creator>felini</dc:creator>
    <meta:creation-date>2019-12-05T22:45:00Z</meta:creation-date>
    <dc:date>2020-02-13T16:03:50Z</dc:date>
    <meta:print-date>2020-02-13T16:00:33Z</meta:print-date>
  </office:meta>
</office:document-meta>
</file>